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580000001F05AC5E64C9D37ACD.png" manifest:media-type="image/png"/>
  <manifest:file-entry manifest:full-path="Pictures/100000000000033C0000026DFE0BE24429D9C536.png" manifest:media-type="image/png"/>
  <manifest:file-entry manifest:full-path="Pictures/10000000000004220000031A708F2938FA32B4A6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print_20_Plans-title">
      <style:graphic-properties fo:min-height="4.8cm"/>
      <style:paragraph-properties style:writing-mode="lr-tb"/>
    </style:style>
    <style:style style:name="pr2" style:family="presentation" style:parent-style-name="Blueprint_20_Plans-subtitle">
      <style:graphic-properties draw:fill-color="#000000" fo:min-height="10.2cm"/>
      <style:paragraph-properties style:writing-mode="lr-tb"/>
    </style:style>
    <style:style style:name="pr3" style:family="presentation" style:parent-style-name="Blueprint_20_Plan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Standard-title">
      <style:graphic-properties fo:min-height="3.506cm"/>
      <style:paragraph-properties style:writing-mode="lr-tb"/>
    </style:style>
    <style:style style:name="pr5" style:family="presentation" style:parent-style-name="Standard-outline1">
      <style:graphic-properties fo:min-height="11.929cm"/>
      <style:paragraph-properties style:writing-mode="lr-tb"/>
    </style:style>
    <style:style style:name="pr6" style:family="presentation" style:parent-style-name="Standard-notes">
      <style:graphic-properties draw:fill-color="#ffffff" fo:min-height="13.364cm"/>
      <style:paragraph-properties style:writing-mode="lr-tb"/>
    </style:style>
    <style:style style:name="pr7" style:family="presentation" style:parent-style-name="Blueprint_20_Plans-title">
      <style:graphic-properties fo:min-height="3.506cm"/>
      <style:paragraph-properties style:writing-mode="lr-tb"/>
    </style:style>
    <style:style style:name="P1" style:family="paragraph">
      <style:text-properties fo:color="#ffffff"/>
    </style:style>
    <style:style style:name="P2" style:family="paragraph">
      <loext:graphic-properties draw:fill-color="#000000"/>
      <style:text-properties fo:color="#ffffff"/>
    </style:style>
    <style:style style:name="P3" style:family="paragraph">
      <loext:graphic-properties draw:fill-color="#ffffff"/>
    </style:style>
    <style:style style:name="P4" style:family="paragraph">
      <style:paragraph-properties fo:margin-top="0.5cm" fo:margin-bottom="0cm"/>
    </style:style>
    <style:style style:name="P5" style:family="paragraph">
      <style:paragraph-properties fo:text-align="start"/>
      <style:text-properties fo:font-size="22pt" fo:language="en" fo:country="US"/>
    </style:style>
    <style:style style:name="P6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22pt" fo:language="en" fo:country="US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>
        <draw:frame presentation:style-name="pr1" draw:layer="layout" svg:width="25.199cm" svg:height="4.8cm" svg:x="1.4cm" svg:y="3cm" presentation:class="title">
          <draw:text-box>
            <text:p>INTRODUCCIÓN A JAVA</text:p>
          </draw:text-box>
        </draw:frame>
        <draw:frame presentation:style-name="pr2" draw:text-style-name="P2" draw:layer="layout" svg:width="25.199cm" svg:height="10.2cm" svg:x="1.4cm" svg:y="8.8cm" presentation:class="subtitle" presentation:user-transformed="true">
          <draw:text-box>
            <text:list text:style-name="L2">
              <text:list-item>
                <text:p text:style-name="P1">Tipos de lenguajes de programación</text:p>
              </text:list-item>
              <text:list-item>
                <text:p text:style-name="P1">Datos primitivos</text:p>
              </text:list-item>
              <text:list-item>
                <text:p text:style-name="P1">Funciones (Métodos)</text:p>
              </text:list-item>
              <text:list-item>
                <text:p text:style-name="P1">Versiones de Java</text:p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74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Tipos de lenguajes de programación</text:p>
          </draw:text-box>
        </draw:frame>
        <draw:frame presentation:style-name="pr5" draw:layer="layout" svg:width="25.199cm" svg:height="15.8cm" svg:x="1.4cm" svg:y="3.8cm" presentation:class="outline" presentation:user-transformed="true">
          <draw:text-box>
            <text:list text:style-name="L3">
              <text:list-item>
                <text:p>Alto nivel</text:p>
                <text:list>
                  <text:list-item>
                    <text:p>Python</text:p>
                  </text:list-item>
                  <text:list-item>
                    <text:p>R</text:p>
                  </text:list-item>
                  <text:list-item>
                    <text:p>PHP</text:p>
                  </text:list-item>
                </text:list>
              </text:list-item>
              <text:list-item>
                <text:p>Bajo nivel</text:p>
                <text:list>
                  <text:list-item>
                    <text:p>C</text:p>
                  </text:list-item>
                  <text:list-item>
                    <text:p>Hexadecimal</text:p>
                  </text:list-item>
                  <text:list-item>
                    <text:p>Máquina</text:p>
                  </text:list-item>
                  <text:list-item>
                    <text:p>Binario</text:p>
                  </text:list-item>
                </text:list>
              </text:list-item>
              <text:list-item>
                <text:p>Nivel medio</text:p>
                <text:list>
                  <text:list-item>
                    <text:p>Java</text:p>
                  </text:list-item>
                  <text:list-item>
                    <text:p>C++</text:p>
                  </text:list-item>
                  <text:list-item>
                    <text:p>C#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7cm" svg:y="2.26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Datos primitivos en Java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 text:style-name="P4"><text:span text:style-name="T1">Byte &lt;byte&gt;</text:span></text:p>
              </text:list-item>
              <text:list-item>
                <text:p text:style-name="P4"><text:span text:style-name="T1">Corto <text:s/>&lt;short&gt;</text:span></text:p>
              </text:list-item>
              <text:list-item>
                <text:p text:style-name="P4"><text:span text:style-name="T1">Entro <text:s/>&lt;int&gt;</text:span></text:p>
              </text:list-item>
              <text:list-item>
                <text:p text:style-name="P4"><text:span text:style-name="T1">Grande <text:s/>&lt;long&gt;</text:span></text:p>
              </text:list-item>
              <text:list-item>
                <text:p text:style-name="P4"><text:span text:style-name="T1">Coma flotante <text:s/>&lt;float&gt;</text:span></text:p>
              </text:list-item>
              <text:list-item>
                <text:p text:style-name="P4"><text:span text:style-name="T1">Coma flotante de doble precisión <text:s/>&lt;double&gt;</text:span></text:p>
              </text:list-item>
              <text:list-item>
                <text:p text:style-name="P4"><text:span text:style-name="T1">Booleano <text:s/>&lt;boolean&gt;</text:span></text:p>
              </text:list-item>
              <text:list-item>
                <text:p text:style-name="P4"><text:span text:style-name="T1">Caracter <text:s/>&lt;char&gt;</text:span></text:p>
              </text:list-item>
            </text:list>
          </draw:text-box>
        </draw:frame>
        <presentation:notes draw:style-name="dp1">
          <draw:page-thumbnail draw:style-name="gr1" draw:layer="layout" svg:width="14.85cm" svg:height="11.14cm" svg:x="3.07cm" svg:y="2.26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Método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Permiten reciclar código.</text:p>
              </text:list-item>
              <text:list-item>
                <text:p>Permiten recursividad.</text:p>
              </text:list-item>
              <text:list-item>
                <text:p>Permiten mejor lectura.</text:p>
                <text:p/>
              </text:list-item>
            </text:list>
          </draw:text-box>
        </draw:frame>
        <presentation:notes draw:style-name="dp1">
          <draw:page-thumbnail draw:style-name="gr1" draw:layer="layout" svg:width="14.85cm" svg:height="11.14cm" svg:x="3.07cm" svg:y="2.26cm" draw:page-number="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Versiones de Java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Java EE</text:p>
                <text:list>
                  <text:list-item>
                    <text:p>Enterprice edition</text:p>
                  </text:list-item>
                </text:list>
              </text:list-item>
              <text:list-item>
                <text:p>Java SE</text:p>
                <text:list>
                  <text:list-item>
                    <text:p>Standard edition</text:p>
                  </text:list-item>
                </text:list>
              </text:list-item>
              <text:list-item>
                <text:p>Java 2M</text:p>
                <text:list>
                  <text:list-item>
                    <text:p>Java to me, Gameloft</text:p>
                  </text:list-item>
                </text:list>
              </text:list-item>
            </text:list>
          </draw:text-box>
        </draw:frame>
        <presentation:notes draw:style-name="dp1">
          <draw:page-thumbnail draw:style-name="gr1" draw:layer="layout" svg:width="14.85cm" svg:height="11.14cm" svg:x="3.07cm" svg:y="2.26cm" draw:page-number="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print_20_Plans">
        <draw:frame presentation:style-name="pr7" draw:text-style-name="P5" draw:layer="layout" svg:width="19.999cm" svg:height="3.506cm" svg:x="6.6cm" svg:y="8.8cm" presentation:class="title" presentation:user-transformed="true">
          <draw:text-box>
            <text:p><text:span text:style-name="T2">This work is licensed under a Creative Commons Attribution-ShareAlike 3.0 Unported License.</text:span><text:span text:style-name="T2"><text:line-break/></text:span><text:span text:style-name="T2">It makes use of the works of Mateus Machado Luna.</text:span></text:p>
          </draw:text-box>
        </draw:frame>
        <draw:frame draw:style-name="gr2" draw:text-style-name="P6" draw:layer="layout" svg:width="3.533cm" svg:height="1.243cm" svg:x="2.267cm" svg:y="10.06cm">
          <draw:image xlink:href="Pictures/10000000000000580000001F05AC5E64C9D37AC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5cm" svg:height="11.14cm" svg:x="3.074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fill-image draw:name="Bitmap_20_1" draw:display-name="Bitmap 1" xlink:href="Pictures/10000000000004220000031A708F2938FA32B4A6.png" xlink:type="simple" xlink:show="embed" xlink:actuate="onLoad"/>
    <draw:fill-image draw:name="background" xlink:href="Pictures/100000000000033C0000026DFE0BE24429D9C536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es" fo:country="MX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18pt" style:font-size-complex="18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Blueprint_20_Plans-background" style:display-name="Blueprint Plans-background" style:family="presentation">
      <style:graphic-properties draw:stroke="none" draw:fill="bitmap" draw:fill-image-name="Bitmap_20_1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shrink-to-fit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2pt" fo:font-style="normal" fo:text-shadow="none" style:text-underline-style="none" fo:font-weight="normal" style:letter-kerning="true" fo:background-color="transparent" style:font-size-asian="42pt" style:font-style-asian="normal" style:font-weight-asian="normal" style:font-size-complex="42pt" style:font-style-complex="normal" style:font-weight-complex="normal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533cm" fo:margin-bottom="0cm" fo:text-indent="0cm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4cm" fo:margin-bottom="0cm" fo:text-indent="0cm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66cm" fo:margin-bottom="0cm" fo:text-indent="0cm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33cm" fo:margin-bottom="0cm" fo:text-indent="0cm"/>
    </style:style>
    <style:style style:name="Blueprint_20_Plans-outline6" style:display-name="Blueprint Plans-outline6" style:family="presentation" style:parent-style-name="Blueprint_20_Plans-outline5">
      <style:paragraph-properties fo:margin-left="0cm" fo:margin-right="0cm" fo:margin-top="0.133cm" fo:margin-bottom="0cm" fo:text-indent="0cm"/>
    </style:style>
    <style:style style:name="Blueprint_20_Plans-outline7" style:display-name="Blueprint Plans-outline7" style:family="presentation" style:parent-style-name="Blueprint_20_Plans-outline6">
      <style:paragraph-properties fo:margin-left="0cm" fo:margin-right="0cm" fo:margin-top="0.133cm" fo:margin-bottom="0cm" fo:text-indent="0cm"/>
    </style:style>
    <style:style style:name="Blueprint_20_Plans-outline8" style:display-name="Blueprint Plans-outline8" style:family="presentation" style:parent-style-name="Blueprint_20_Plans-outline7">
      <style:paragraph-properties fo:margin-left="0cm" fo:margin-right="0cm" fo:margin-top="0.133cm" fo:margin-bottom="0cm" fo:text-indent="0cm"/>
    </style:style>
    <style:style style:name="Blueprint_20_Plans-outline9" style:display-name="Blueprint Plans-outline9" style:family="presentation" style:parent-style-name="Blueprint_20_Plans-outline8">
      <style:paragraph-properties fo:margin-left="0cm" fo:margin-right="0cm" fo:margin-top="0.133cm" fo:margin-bottom="0cm" fo:text-indent="0cm"/>
    </style:style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58.5999984741211pt" fo:font-style="normal" fo:text-shadow="none" style:text-underline-style="none" fo:font-weight="normal" style:letter-kerning="true" fo:background-color="transparent" style:font-size-asian="58.5999984741211pt" style:font-style-asian="normal" style:font-weight-asian="normal" style:font-size-complex="58.5999984741211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ackground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draw:background-size="border" draw:fill="bitmap" draw:fill-image-name="backgroun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text-properties fo:color="#ffffff" fo:font-size="14pt" style:font-size-asian="14pt" style:font-size-complex="14pt"/>
    </style:style>
    <style:style style:name="MP6" style:family="paragraph">
      <loext:graphic-properties draw:fill="none" draw:fill-color="#ffffff"/>
      <style:text-properties fo:color="#ffffff" fo:font-size="14pt" style:font-size-asian="14pt" style:font-size-complex="14pt"/>
    </style:style>
    <style:style style:name="MP7" style:family="paragraph">
      <style:paragraph-properties fo:text-align="center"/>
      <style:text-properties fo:color="#ffffff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color="#ffffff" fo:font-size="14pt" style:font-size-asian="14pt" style:font-size-complex="14pt"/>
    </style:style>
    <style:style style:name="MP9" style:family="paragraph">
      <style:paragraph-properties fo:text-align="end"/>
      <style:text-properties fo:color="#ffffff"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end"/>
      <style:text-properties fo:color="#ffffff" fo:font-size="14pt" style:font-size-asian="14pt" style:font-size-complex="14pt"/>
    </style:style>
    <style:style style:name="MP11" style:family="paragraph">
      <style:paragraph-properties fo:text-align="center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Blueprint_20_Plans" style:display-name="Blueprint Plans" style:page-layout-name="PM1" draw:style-name="Mdp1">
      <draw:frame presentation:style-name="Blueprint_20_Plans-title" draw:layer="backgroundobjects" svg:width="25.199cm" svg:height="4.8cm" svg:x="1.4cm" svg:y="3cm" presentation:class="title" presentation:placeholder="true">
        <draw:text-box/>
      </draw:frame>
      <draw:frame presentation:style-name="Blueprint_20_Plans-outline1" draw:layer="backgroundobjects" svg:width="25.199cm" svg:height="10.2cm" svg:x="1.4cm" svg:y="8.8cm" presentation:class="outline" presentation:placeholder="true">
        <draw:text-box/>
      </draw:frame>
      <draw:frame presentation:style-name="Mpr1" draw:text-style-name="MP6" draw:layer="backgroundobjects" svg:width="6.523cm" svg:height="1.447cm" svg:x="1.4cm" svg:y="19.13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447cm" svg:x="9.576cm" svg:y="19.13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447cm" svg:x="20.076cm" svg:y="19.13cm" presentation:class="page-number">
        <draw:text-box>
          <text:p text:style-name="MP9"><text:span text:style-name="MT2"><text:page-number>&lt;número&gt;</text:page-number></text:span></text:p>
        </draw:text-box>
      </draw:frame>
      <presentation:notes style:page-layout-name="PM0"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448cm" svg:x="9.576cm" svg:y="19.131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28T13:37:32.756630231</meta:creation-date>
    <meta:editing-duration>PT53S</meta:editing-duration>
    <meta:editing-cycles>2</meta:editing-cycles>
    <meta:generator>LibreOffice/6.4.6.2$Linux_X86_64 LibreOffice_project/40$Build-2</meta:generator>
    <dc:title>Blueprint Plans</dc:title>
    <dc:date>2021-01-28T14:20:11.190604428</dc:date>
    <meta:document-statistic meta:object-count="56"/>
  </office:meta>
</office:document-meta>
</file>